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高い
【灼熱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Heat-Wave Zones】.</text:p>
          </table:table-cell>
          <table:table-cell table:number-columns-repeated="1020"/>
        </table:table-row>
        <table:table-row>
          <table:table-cell table:style-name="ce0" office:value-type="string">
            <text:p>灼熱地帯では、普段よりものどが渇きやす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arid heat of Heat-Wave
Zones will quickly make you thirsty.</text:p>
          </table:table-cell>
          <table:table-cell table:number-columns-repeated="1020"/>
        </table:table-row>
        <table:table-row>
          <table:table-cell table:style-name="ce0" office:value-type="string">
            <text:p>灼熱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in the
top-left corner of the screen while you are
inside a Heat-Wav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